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14_12-08-19_000.jpg</text:p>
          </table:table-cell>
          <table:table-cell table:style-name="ce22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6 E-139-34-49.71</text:p>
          </table:table-cell>
          <table:table-cell table:style-name="ce32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14_15-20-38_000.jpg</text:p>
          </table:table-cell>
          <table:table-cell table:style-name="ce22" office:value-type="string">
            <text:p>:i FX / prog / php / detect-pattern;mountain</text:p>
          </table:table-cell>
          <table:table-cell table:style-name="ce3"/>
          <table:table-cell table:style-name="ce3"/>
          <table:table-cell table:style-name="ce3" office:value-type="string">
            <text:p>N-35-35-29.1 E-139-34-49.38</text:p>
          </table:table-cell>
          <table:table-cell table:style-name="ce32" table:formula="of:=IF([.E3]=&quot;&quot;;[.C3];CONCATENATE([.C3];&quot; / &quot;;[.E3]))" office:value-type="string" office:string-value=":i FX / prog / php / detect-pattern;mountain">
            <text:p>:i FX / prog / php / detect-pattern;mountain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14_16-26-43_000.jpg</text:p>
          </table:table-cell>
          <table:table-cell table:style-name="ce22" office:value-type="string">
            <text:p>:m 東和 PHOTO / 200215sa / 学芸大学駅 / こぶしえん新築工事 / １名 / テクノキャリア（扶桑電気）（東亜建設工業） / 資料</text:p>
          </table:table-cell>
          <table:table-cell table:style-name="ce31"/>
          <table:table-cell table:style-name="ce3"/>
          <table:table-cell table:style-name="ce3" office:value-type="string">
            <text:p>N-35-35-28.41 E-139-34-49.6</text:p>
          </table:table-cell>
          <table:table-cell table:style-name="ce32" table:formula="of:=IF([.E4]=&quot;&quot;;[.C4];CONCATENATE([.C4];&quot; / &quot;;[.E4]))" office:value-type="string" office:string-value=":m 東和 PHOTO / 200215sa / 学芸大学駅 / こぶしえん新築工事 / １名 / テクノキャリア（扶桑電気）（東亜建設工業） / 資料">
            <text:p>:m 東和 PHOTO / 200215sa / 学芸大学駅 / こぶしえん新築工事 / １名 / テクノキャリア（扶桑電気）（東亜建設工業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14_16-27-06_000.jpg</text:p>
          </table:table-cell>
          <table:table-cell table:style-name="ce22" office:value-type="string">
            <text:p>:m 東和 PHOTO / 200215sa / 学芸大学駅 / こぶしえん新築工事 / １名 / テクノキャリア（扶桑電気）（東亜建設工業） / 資料</text:p>
          </table:table-cell>
          <table:table-cell table:style-name="ce23"/>
          <table:table-cell table:style-name="ce3"/>
          <table:table-cell table:style-name="ce3" office:value-type="string">
            <text:p>N-35-35-28.83 E-139-34-49.71</text:p>
          </table:table-cell>
          <table:table-cell table:style-name="ce32" table:formula="of:=IF([.E5]=&quot;&quot;;[.C5];CONCATENATE([.C5];&quot; / &quot;;[.E5]))" office:value-type="string" office:string-value=":m 東和 PHOTO / 200215sa / 学芸大学駅 / こぶしえん新築工事 / １名 / テクノキャリア（扶桑電気）（東亜建設工業） / 資料">
            <text:p>:m 東和 PHOTO / 200215sa / 学芸大学駅 / こぶしえん新築工事 / １名 / テクノキャリア（扶桑電気）（東亜建設工業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14_16-27-45_000.jpg</text:p>
          </table:table-cell>
          <table:table-cell table:style-name="ce22" office:value-type="string">
            <text:p>:m 東和 PHOTO / 200215sa / 学芸大学駅 / こぶしえん新築工事 / １名 / テクノキャリア（扶桑電気）（東亜建設工業） / 資料</text:p>
          </table:table-cell>
          <table:table-cell table:style-name="ce23"/>
          <table:table-cell table:style-name="ce3"/>
          <table:table-cell table:style-name="ce3" office:value-type="string">
            <text:p>N-35-35-28.46 E-139-34-49.76</text:p>
          </table:table-cell>
          <table:table-cell table:style-name="ce32" table:formula="of:=IF([.E6]=&quot;&quot;;[.C6];CONCATENATE([.C6];&quot; / &quot;;[.E6]))" office:value-type="string" office:string-value=":m 東和 PHOTO / 200215sa / 学芸大学駅 / こぶしえん新築工事 / １名 / テクノキャリア（扶桑電気）（東亜建設工業） / 資料">
            <text:p>:m 東和 PHOTO / 200215sa / 学芸大学駅 / こぶしえん新築工事 / １名 / テクノキャリア（扶桑電気）（東亜建設工業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14_16-42-44_000.jpg</text:p>
          </table:table-cell>
          <table:table-cell table:style-name="ce22" office:value-type="string">
            <text:p>:m 東和 PHOTO / 200215sa / 学芸大学駅 / こぶしえん新築工事 / １名 / テクノキャリア（扶桑電気）（東亜建設工業） / 資料</text:p>
          </table:table-cell>
          <table:table-cell table:style-name="ce14"/>
          <table:table-cell table:style-name="ce3"/>
          <table:table-cell table:style-name="ce3" office:value-type="string">
            <text:p>N-35-35-28.59 E-139-34-49.38</text:p>
          </table:table-cell>
          <table:table-cell table:style-name="ce32" table:formula="of:=IF([.E7]=&quot;&quot;;[.C7];CONCATENATE([.C7];&quot; / &quot;;[.E7]))" office:value-type="string" office:string-value=":m 東和 PHOTO / 200215sa / 学芸大学駅 / こぶしえん新築工事 / １名 / テクノキャリア（扶桑電気）（東亜建設工業） / 資料">
            <text:p>:m 東和 PHOTO / 200215sa / 学芸大学駅 / こぶしえん新築工事 / １名 / テクノキャリア（扶桑電気）（東亜建設工業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14_17-31-40_000.jpg</text:p>
          </table:table-cell>
          <table:table-cell table:style-name="ce16" office:value-type="string">
            <text:p>:m 1*1 res / JVEMV6 41#8.1_2 / 41. economics / 8. currency / 1. various / N1YO / レポ取引</text:p>
          </table:table-cell>
          <table:table-cell table:style-name="ce15"/>
          <table:table-cell table:style-name="ce3"/>
          <table:table-cell table:style-name="ce3" office:value-type="string">
            <text:p>N-35-35-28.79 E-139-34-49.38</text:p>
          </table:table-cell>
          <table:table-cell table:style-name="ce32" table:formula="of:=IF([.E8]=&quot;&quot;;[.C8];CONCATENATE([.C8];&quot; / &quot;;[.E8]))" office:value-type="string" office:string-value=":m 1*1 res / JVEMV6 41#8.1_2 / 41. economics / 8. currency / 1. various / N1YO / レポ取引">
            <text:p>:m 1*1 res / JVEMV6 41#8.1_2 / 41. economics / 8. currency / 1. various / N1YO / レポ取引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14_18-33-16_000.jpg</text:p>
          </table:table-cell>
          <table:table-cell table:style-name="ce17" office:value-type="string">
            <text:p>:m 1-2*2 RES / 245 / 『古典場から量子場への道』　高橋康 / p.144</text:p>
          </table:table-cell>
          <table:table-cell table:style-name="ce15"/>
          <table:table-cell table:style-name="ce3"/>
          <table:table-cell table:style-name="ce3" office:value-type="string">
            <text:p>N-35-35-28.35 E-139-34-49.65</text:p>
          </table:table-cell>
          <table:table-cell table:style-name="ce32" table:formula="of:=IF([.E9]=&quot;&quot;;[.C9];CONCATENATE([.C9];&quot; / &quot;;[.E9]))" office:value-type="string" office:string-value=":m 1-2*2 RES / 245 / 『古典場から量子場への道』　高橋康 / p.144">
            <text:p>:m 1-2*2 RES / 245 / 『古典場から量子場への道』　高橋康 / p.14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14_18-57-18_000.jpg</text:p>
          </table:table-cell>
          <table:table-cell table:style-name="ce17" office:value-type="string">
            <text:p>:m music / log / gt / || s.1:fs-1,fs,patt-1(1);(2),ch=B7+2;B7+3+4+5,for=rythm-pattern,score+,t.70,B,fs,R=1</text:p>
          </table:table-cell>
          <table:table-cell table:style-name="ce15"/>
          <table:table-cell table:style-name="ce3"/>
          <table:table-cell table:style-name="ce3" office:value-type="string">
            <text:p>N-35-35-28.71 E-139-34-49.49</text:p>
          </table:table-cell>
          <table:table-cell table:style-name="ce32" table:formula="of:=IF([.E10]=&quot;&quot;;[.C10];CONCATENATE([.C10];&quot; / &quot;;[.E10]))" office:value-type="string" office:string-value=":m music / log / gt / || s.1:fs-1,fs,patt-1(1);(2),ch=B7+2;B7+3+4+5,for=rythm-pattern,score+,t.70,B,fs,R=1">
            <text:p>:m music / log / gt / || s.1:fs-1,fs,patt-1(1);(2),ch=B7+2;B7+3+4+5,for=rythm-pattern,score+,t.70,B,fs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14_20-53-11_000.jpg</text:p>
          </table:table-cell>
          <table:table-cell table:style-name="ce6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4 E-139-34-49.6</text:p>
          </table:table-cell>
          <table:table-cell table:style-name="ce32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14_22-41-58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37 E-139-34-49.32</text:p>
          </table:table-cell>
          <table:table-cell table:style-name="ce32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15_04-07-23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8.41 E-139-34-49.65</text:p>
          </table:table-cell>
          <table:table-cell table:style-name="ce32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2-15_04-52-35_000.jpg</text:p>
          </table:table-cell>
          <table:table-cell table:style-name="ce6" office:value-type="string">
            <text:p>:m 食べた物　間食 / 味噌スープ</text:p>
          </table:table-cell>
          <table:table-cell table:style-name="ce23"/>
          <table:table-cell table:style-name="ce3"/>
          <table:table-cell table:style-name="ce3" office:value-type="string">
            <text:p>N-35-35-28.33 E-139-34-49.65</text:p>
          </table:table-cell>
          <table:table-cell table:style-name="ce32" table:formula="of:=IF([.E14]=&quot;&quot;;[.C14];CONCATENATE([.C14];&quot; / &quot;;[.E1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2-15_05-33-56_000.jpg</text:p>
          </table:table-cell>
          <table:table-cell table:style-name="ce22" office:value-type="string">
            <text:p>:m 東和 PHOTO / 200215sa / 学芸大学駅 / こぶしえん新築工事 / １名 / テクノキャリア（扶桑電気）（東亜建設工業） / 出発時間</text:p>
          </table:table-cell>
          <table:table-cell table:style-name="ce15"/>
          <table:table-cell table:style-name="ce3"/>
          <table:table-cell table:style-name="ce3" office:value-type="string">
            <text:p>N-35-35-28.79 E-139-34-49.76</text:p>
          </table:table-cell>
          <table:table-cell table:style-name="ce32" table:formula="of:=IF([.E15]=&quot;&quot;;[.C15];CONCATENATE([.C15];&quot; / &quot;;[.E15]))" office:value-type="string" office:string-value=":m 東和 PHOTO / 200215sa / 学芸大学駅 / こぶしえん新築工事 / １名 / テクノキャリア（扶桑電気）（東亜建設工業） / 出発時間">
            <text:p>:m 東和 PHOTO / 200215sa / 学芸大学駅 / こぶしえん新築工事 / １名 / テクノキャリア（扶桑電気）（東亜建設工業） / 出発時間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2-15_12-47-57_000.png</text:p>
          </table:table-cell>
          <table:table-cell table:style-name="ce22" office:value-type="string">
            <text:p>:m 東和 PHOTO / 200215sa / 学芸大学駅 / こぶしえん新築工事 / １名 / テクノキャリア（扶桑電気）（東亜建設工業） / 資料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m 東和 PHOTO / 200215sa / 学芸大学駅 / こぶしえん新築工事 / １名 / テクノキャリア（扶桑電気）（東亜建設工業） / 資料">
            <text:p>:m 東和 PHOTO / 200215sa / 学芸大学駅 / こぶしえん新築工事 / １名 / テクノキャリア（扶桑電気）（東亜建設工業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2-15_20-03-06_000.jpg</text:p>
          </table:table-cell>
          <table:table-cell table:style-name="ce22" office:value-type="string">
            <text:p>:m 東和 PHOTO / 200215sa / 学芸大学駅 / こぶしえん新築工事 / １名 / テクノキャリア（扶桑電気）（東亜建設工業） / 日報</text:p>
          </table:table-cell>
          <table:table-cell table:style-name="ce16"/>
          <table:table-cell table:style-name="ce3"/>
          <table:table-cell table:style-name="ce3" office:value-type="string">
            <text:p>N-35-35-28.63 E-139-34-49.54</text:p>
          </table:table-cell>
          <table:table-cell table:style-name="ce32" table:formula="of:=IF([.E17]=&quot;&quot;;[.C17];CONCATENATE([.C17];&quot; / &quot;;[.E17]))" office:value-type="string" office:string-value=":m 東和 PHOTO / 200215sa / 学芸大学駅 / こぶしえん新築工事 / １名 / テクノキャリア（扶桑電気）（東亜建設工業） / 日報">
            <text:p>:m 東和 PHOTO / 200215sa / 学芸大学駅 / こぶしえん新築工事 / １名 / テクノキャリア（扶桑電気）（東亜建設工業） / 日報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2-15_20-51-37_000.jpg</text:p>
          </table:table-cell>
          <table:table-cell table:style-name="ce6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33 E-139-34-49.71</text:p>
          </table:table-cell>
          <table:table-cell table:style-name="ce32" table:formula="of:=IF([.E18]=&quot;&quot;;[.C18];CONCATENATE([.C18];&quot; / &quot;;[.E18]))" office:value-type="string" office:string-value=":m 食べた物">
            <text:p>:m 食べた物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2-16_00-29-17_000.jpg</text:p>
          </table:table-cell>
          <table:table-cell table:style-name="ce16" office:value-type="string">
            <text:p>:m :PHOTO 寝た時刻 / 2020</text:p>
          </table:table-cell>
          <table:table-cell table:style-name="ce3"/>
          <table:table-cell table:style-name="ce3"/>
          <table:table-cell table:style-name="ce3" office:value-type="string">
            <text:p>N-35-35-28.29 E-139-34-49.49</text:p>
          </table:table-cell>
          <table:table-cell table:style-name="ce32" table:formula="of:=IF([.E19]=&quot;&quot;;[.C19];CONCATENATE([.C19];&quot; / &quot;;[.E19]))" office:value-type="string" office:string-value=":m :PHOTO 寝た時刻 / 2020">
            <text:p>:m :PHOTO 寝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2-16_07-33-53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 office:value-type="string">
            <text:p>N-35-35-27.57 E-139-34-49.76</text:p>
          </table:table-cell>
          <table:table-cell table:style-name="ce32" table:formula="of:=IF([.E20]=&quot;&quot;;[.C20];CONCATENATE([.C20];&quot; / &quot;;[.E20]))" office:value-type="string" office:string-value=":m :PHOTO 起きた時刻 / 2020">
            <text:p>:m :PHOTO 起き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3-29_13-12-39.m4a</text:p>
          </table:table-cell>
          <table:table-cell table:style-name="ce6" office:value-type="string">
            <text:p>:VOICE-MEMO / @自室 / 記録 / jap.flute / 演奏、play / f-2018-0329-1 / ??,notes=C;D,cake-id=24673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OICE-MEMO / @自室 / 記録 / jap.flute / 演奏、play / f-2018-0329-1 / ??,notes=C;D,cake-id=24673">
            <text:p>:VOICE-MEMO / @自室 / 記録 / jap.flute / 演奏、play / f-2018-0329-1 / ??,notes=C;D,cake-id=2467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3-29_13-30-31.m4a</text:p>
          </table:table-cell>
          <table:table-cell table:style-name="ce6" office:value-type="string">
            <text:p>:VOICE-MEMO / @自室 / 記録 / recorder / 演奏、play / r-2018-0329-1 / ??,cake-id=24673?,play-along=dtm(today)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VOICE-MEMO / @自室 / 記録 / recorder / 演奏、play / r-2018-0329-1 / ??,cake-id=24673?,play-along=dtm(today)">
            <text:p>:VOICE-MEMO / @自室 / 記録 / recorder / 演奏、play / r-2018-0329-1 / ??,cake-id=24673?,play-along=dtm(today)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3-29_13-51-55.m4a</text:p>
          </table:table-cell>
          <table:table-cell table:style-name="ce6" office:value-type="string">
            <text:p>:VOICE-MEMO / @自室 / 記録 / recorder / 演奏、play / r-2018-0329-1 / ??,cake-id=24673?,play-along=dtm-3</text:p>
          </table:table-cell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string" office:string-value=":VOICE-MEMO / @自室 / 記録 / recorder / 演奏、play / r-2018-0329-1 / ??,cake-id=24673?,play-along=dtm-3">
            <text:p>:VOICE-MEMO / @自室 / 記録 / recorder / 演奏、play / r-2018-0329-1 / ??,cake-id=24673?,play-along=dtm-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3-29_16-46-05.m4a</text:p>
          </table:table-cell>
          <table:table-cell table:style-name="ce6" office:value-type="string">
            <text:p>:VOICE-MEMO / @自室 / 記録 / clarinet / 演奏、play / c-2018-0329-1 / s-1,cake-id=24665</text:p>
          </table:table-cell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string" office:string-value=":VOICE-MEMO / @自室 / 記録 / clarinet / 演奏、play / c-2018-0329-1 / s-1,cake-id=24665">
            <text:p>:VOICE-MEMO / @自室 / 記録 / clarinet / 演奏、play / c-2018-0329-1 / s-1,cake-id=2466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3-29_16-48-51.m4a</text:p>
          </table:table-cell>
          <table:table-cell table:style-name="ce6" office:value-type="string">
            <text:p>:VOICE-MEMO / @自室 / 記録 / clarinet / 演奏、play / c-2018-0329-2 / s-2,cake-id=24665</text:p>
          </table:table-cell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string" office:string-value=":VOICE-MEMO / @自室 / 記録 / clarinet / 演奏、play / c-2018-0329-2 / s-2,cake-id=24665">
            <text:p>:VOICE-MEMO / @自室 / 記録 / clarinet / 演奏、play / c-2018-0329-2 / s-2,cake-id=2466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3-29_17-07-10.m4a</text:p>
          </table:table-cell>
          <table:table-cell table:style-name="ce6" office:value-type="string">
            <text:p>:VOICE-MEMO / @自室 / 記録 / clarinet / 演奏、play / c-2018-0329-?? / section-4,cake-id=??</text:p>
          </table:table-cell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string" office:string-value=":VOICE-MEMO / @自室 / 記録 / clarinet / 演奏、play / c-2018-0329-?? / section-4,cake-id=??">
            <text:p>:VOICE-MEMO / @自室 / 記録 / clarinet / 演奏、play / c-2018-0329-?? / section-4,cake-id=??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03-29_17-17-59.m4a</text:p>
          </table:table-cell>
          <table:table-cell table:style-name="ce6" office:value-type="string">
            <text:p>:VOICE-MEMO / @自室 / 記録 / clarinet / 演奏、play / c-2018-0329-?? / section-5,cake-id=??</text:p>
          </table:table-cell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string" office:string-value=":VOICE-MEMO / @自室 / 記録 / clarinet / 演奏、play / c-2018-0329-?? / section-5,cake-id=??">
            <text:p>:VOICE-MEMO / @自室 / 記録 / clarinet / 演奏、play / c-2018-0329-?? / section-5,cake-id=??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8-03-29_17-33-15.m4a</text:p>
          </table:table-cell>
          <table:table-cell table:style-name="ce6" office:value-type="string">
            <text:p>:VOICE-MEMO / @自室 / 記録 / clarinet / 演奏、play / c-2018-0329-?? / section-7,cake-id=??,overtone</text:p>
          </table:table-cell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string" office:string-value=":VOICE-MEMO / @自室 / 記録 / clarinet / 演奏、play / c-2018-0329-?? / section-7,cake-id=??,overtone">
            <text:p>:VOICE-MEMO / @自室 / 記録 / clarinet / 演奏、play / c-2018-0329-?? / section-7,cake-id=??,overton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14_18-49-10_000.mov</text:p>
          </table:table-cell>
          <table:table-cell table:style-name="ce6" office:value-type="string">
            <text:p>:VIDEO / @自宅 / メモ / guitar,gt / 演奏、play / g-2020-0214-1 / fs-1,fs,patt-1(1);(2),ch=B7+2;B7+3+4+5,for=rythm-pattern,score+,t.70,B,fs,R=1</text:p>
          </table:table-cell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string" office:string-value=":VIDEO / @自宅 / メモ / guitar,gt / 演奏、play / g-2020-0214-1 / fs-1,fs,patt-1(1);(2),ch=B7+2;B7+3+4+5,for=rythm-pattern,score+,t.70,B,fs,R=1">
            <text:p>:VIDEO / @自宅 / メモ / guitar,gt / 演奏、play / g-2020-0214-1 / fs-1,fs,patt-1(1);(2),ch=B7+2;B7+3+4+5,for=rythm-pattern,score+,t.70,B,fs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9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 table:number-rows-repeated="265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6">2020/02/16</text:date>, <text:time>09:27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16T09:27:41.45</dc:date>
    <dc:creator>iwabuchi ken</dc:creator>
    <meta:editing-duration>P17DT13H38M28S</meta:editing-duration>
    <meta:editing-cycles>6973</meta:editing-cycles>
    <meta:document-statistic meta:table-count="1" meta:cell-count="788" meta:object-count="0"/>
  </office:meta>
</office:document-meta>
</file>